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 draw:fit-to-siz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e6e6e6" draw:textarea-horizontal-align="center" draw:textarea-vertical-align="middle" draw:fit-to-size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start="Circle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Line_20_Arrow" draw:marker-start-width="0.1cm" draw:marker-end="Circle" draw:marker-end-width="0.1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3pt" style:font-size-asian="13pt" style:font-size-complex="13pt"/>
    </style:style>
    <style:style style:name="P7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fo:font-size="10pt" fo:language="none" fo:country="none" style:font-size-asian="10pt" style:font-size-complex="5.69999980926514pt"/>
    </style:style>
    <style:style style:name="P10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4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none" fo:country="none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3.8cm" svg:height="7cm" svg:x="1cm" svg:y="1cm">
          <text:p text:style-name="P1"><text:span text:style-name="T1">PatternGraph</text:span></text:p>
        </draw:rect>
        <draw:frame draw:style-name="gr2" draw:text-style-name="P4" draw:layer="layout" svg:width="1.116cm" svg:height="0.814cm" svg:x="2.266cm" svg:y="7.086cm">
          <draw:text-box>
            <text:p text:style-name="P3"><text:span text:style-name="T2">. . .</text:span></text:p>
          </draw:text-box>
        </draw:frame>
        <draw:custom-shape draw:style-name="gr3" draw:text-style-name="P5" draw:layer="layout" svg:width="2cm" svg:height="1cm" svg:x="1.8cm" svg:y="2cm">
          <text:p text:style-name="P1"><text:span text:style-name="T3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6" draw:layer="layout" svg:width="3.3cm" svg:height="1.691cm" svg:x="1.4cm" svg:y="3.5cm">
          <text:p/>
        </draw:rect>
        <draw:rect draw:style-name="gr1" draw:text-style-name="P7" draw:layer="layout" svg:width="3.5cm" svg:height="1.632cm" svg:x="1.1cm" svg:y="3.4cm">
          <text:p text:style-name="P1"><text:span text:style-name="T4">NegPatternGraph</text:span></text:p>
        </draw:rect>
        <draw:custom-shape draw:style-name="gr3" draw:text-style-name="P5" draw:layer="layout" svg:width="2cm" svg:height="0.7cm" svg:x="1.8cm" svg:y="4.1cm">
          <text:p text:style-name="P1"><text:span text:style-name="T3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8cm" svg:height="4.5cm" svg:x="9.5cm" svg:y="1cm">
          <text:p text:style-name="P1"><text:span text:style-name="T1">PatternGraph</text:span></text:p>
        </draw:rect>
        <draw:frame draw:style-name="gr2" draw:text-style-name="P4" draw:layer="layout" svg:width="1.116cm" svg:height="0.814cm" svg:x="10.8cm" svg:y="4.286cm">
          <draw:text-box>
            <text:p text:style-name="P3"><text:span text:style-name="T2">. . .</text:span></text:p>
          </draw:text-box>
        </draw:frame>
        <draw:custom-shape draw:style-name="gr3" draw:text-style-name="P5" draw:layer="layout" svg:width="2.777cm" svg:height="1.5cm" svg:x="10.3cm" svg:y="2.7cm">
          <text:p text:style-name="P1"><text:span text:style-name="T3">Schedule</text:span></text:p>
          <text:p text:style-name="P1"><text:span text:style-name="T3">InclNegId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3.8cm" svg:y1="4.5cm" svg:x2="5.3cm" svg:y2="4.5cm">
          <text:p/>
        </draw:line>
        <draw:line draw:style-name="gr6" draw:text-style-name="P8" draw:layer="layout" svg:x1="5.8cm" svg:y1="3.5cm" svg:x2="10.295cm" svg:y2="3.5cm">
          <text:p/>
        </draw:line>
        <draw:line draw:style-name="gr5" draw:text-style-name="P8" draw:layer="layout" svg:x1="5.3cm" svg:y1="2.5cm" svg:x2="6cm" svg:y2="3.5cm">
          <text:p/>
        </draw:line>
        <draw:line draw:style-name="gr5" draw:text-style-name="P8" draw:layer="layout" svg:x1="5.309cm" svg:y1="4.477cm" svg:x2="6cm" svg:y2="3.5cm">
          <text:p/>
        </draw:line>
        <draw:line draw:style-name="gr7" draw:text-style-name="P8" draw:layer="layout" svg:x1="6cm" svg:y1="3.7cm" svg:x2="6cm" svg:y2="7.106cm">
          <text:p/>
        </draw:line>
        <draw:frame draw:style-name="gr2" draw:text-style-name="P10" draw:layer="layout" svg:width="7.639cm" svg:height="1.217cm" svg:x="5.942cm" svg:y="6.004cm">
          <draw:text-box>
            <text:p text:style-name="P9"><text:span text:style-name="T5">MergeNegativeAndIndependentSchedules</text:span></text:p>
            <text:p text:style-name="P9"><text:span text:style-name="T5">IntoEnclosingSchedules</text:span></text:p>
          </draw:text-box>
        </draw:frame>
        <draw:line draw:style-name="gr5" draw:text-style-name="P8" draw:layer="layout" svg:x1="3.8cm" svg:y1="2.5cm" svg:x2="5.3cm" svg:y2="2.5cm">
          <text:p/>
        </draw:line>
        <draw:rect draw:style-name="gr4" draw:text-style-name="P6" draw:layer="layout" svg:width="3.3cm" svg:height="1.691cm" svg:x="1.4cm" svg:y="5.501cm">
          <text:p/>
        </draw:rect>
        <draw:rect draw:style-name="gr1" draw:text-style-name="P7" draw:layer="layout" svg:width="3.5cm" svg:height="1.632cm" svg:x="1.1cm" svg:y="5.401cm">
          <text:p text:style-name="P1"><text:span text:style-name="T4">IdptPatternGraph</text:span></text:p>
        </draw:rect>
        <draw:custom-shape draw:style-name="gr3" draw:text-style-name="P5" draw:layer="layout" svg:width="2cm" svg:height="0.7cm" svg:x="1.8cm" svg:y="6.101cm">
          <text:p text:style-name="P1"><text:span text:style-name="T3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layout" svg:x1="3.8cm" svg:y1="6.501cm" svg:x2="5.3cm" svg:y2="6.501cm">
          <text:p/>
        </draw:line>
        <draw:line draw:style-name="gr5" draw:text-style-name="P8" draw:layer="layout" svg:x1="5.309cm" svg:y1="6.513cm" svg:x2="6.001cm" svg:y2="3.5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6:34:20.26</dc:date>
    <meta:editing-cycles>56</meta:editing-cycles>
    <meta:editing-duration>PT10H08M19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